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5.461cm" svg:x="10.779cm" svg:y="1.381cm">
          <text:p text:style-name="P1">pdf.js font</text:p>
          <text:p text:style-name="P1">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.334cm" svg:height="7.112cm" svg:x="1.254cm" svg:y="1.254cm">
          <text:p text:style-name="P1">TrueType</text:p>
          <text:p text:style-name="P1">OpenType</text:p>
          <text:p text:style-name="P1">Type1 (postscript)</text:p>
          <text:p text:style-name="P1">Type3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3.81cm" svg:height="5.334cm" svg:x="18.907cm" svg:y="1.635cm">
          <text:p text:style-name="P1">pdf.js font</text:p>
          <text:p text:style-name="P1">compiler &amp; </text:p>
          <text:p text:style-name="P1">saniti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461cm" svg:height="5.715cm" svg:x="1.635cm" svg:y="9.255cm">
          <text:p text:style-name="P1">brows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5.969cm" svg:height="5.969cm" svg:x="9.636cm" svg:y="8.874cm">
          <text:p text:style-name="P1">OpenType Sanitiz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1" xml:id="id6" draw:id="id6" draw:layer="layout" svg:width="6.731cm" svg:height="6.731cm" svg:x="17.81cm" svg:y="8.566cm">
          <text:p text:style-name="P1">Platform Font Engine</text:p>
          <text:p text:style-name="P1">Windows</text:p>
          <text:p text:style-name="P1">OSX</text:p>
          <text:p text:style-name="P1">Linu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588cm" svg:y1="4.81cm" svg:x2="10.779cm" svg:y2="4.112cm" draw:start-shape="id1" draw:start-glue-point="7" draw:end-shape="id2" draw:end-glue-point="5" svg:d="m6588 4810h2096v-698h2095" svg:viewBox="0 0 4192 699">
          <text:p/>
        </draw:connector>
        <draw:connector draw:style-name="gr2" draw:text-style-name="P1" draw:layer="layout" svg:x1="14.843cm" svg:y1="4.112cm" svg:x2="18.907cm" svg:y2="4.302cm" draw:start-shape="id2" draw:start-glue-point="7" draw:end-shape="id3" draw:end-glue-point="5" svg:d="m14843 4112h2033v190h2031" svg:viewBox="0 0 4065 191">
          <text:p/>
        </draw:connector>
        <draw:connector draw:style-name="gr2" draw:text-style-name="P1" draw:layer="layout" svg:x1="20.812cm" svg:y1="6.969cm" svg:x2="4.366cm" svg:y2="9.255cm" draw:start-shape="id3" draw:start-glue-point="6" draw:end-shape="id4" draw:end-glue-point="4" svg:d="m20812 6969v1143h-16446v1143" svg:viewBox="0 0 16447 2287">
          <text:p/>
        </draw:connector>
        <draw:connector draw:style-name="gr2" draw:text-style-name="P1" draw:layer="layout" svg:x1="7.096cm" svg:y1="12.112cm" svg:x2="9.636cm" svg:y2="11.858cm" draw:start-shape="id4" draw:start-glue-point="10" draw:end-shape="id5" svg:d="m7096 12112h1270v-254h1270" svg:viewBox="0 0 2541 255">
          <text:p/>
        </draw:connector>
        <draw:connector draw:style-name="gr2" draw:text-style-name="P1" draw:layer="layout" svg:x1="15.605cm" svg:y1="11.859cm" svg:x2="17.81cm" svg:y2="11.932cm" draw:start-shape="id5" draw:start-glue-point="7" draw:end-shape="id6" draw:end-glue-point="5" svg:d="m15605 11859h1102v73h1103" svg:viewBox="0 0 2206 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2T15:39:01</meta:creation-date>
    <dc:date>2013-10-22T16:52:41</dc:date>
    <meta:editing-duration>PT43M20S</meta:editing-duration>
    <meta:editing-cycles>1</meta:editing-cycles>
    <meta:document-statistic meta:object-count="11"/>
    <meta:generator>LibreOffice/3.6$MacOSX_x86 LibreOffice_project/2ef5aff-a6fb0ff-166bdff-cf087ad-0f1389</meta:generator>
  </office:meta>
</office:document-meta>
</file>